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1.655cm" fo:min-width="3.945cm" fo:padding-top="0.165cm" fo:padding-bottom="0.165cm" fo:padding-left="0.29cm" fo:padding-right="0.29cm" style:writing-mode="lr-tb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1.576cm" fo:min-width="3.389cm" fo:padding-top="0.165cm" fo:padding-bottom="0.165cm" fo:padding-left="0.29cm" fo:padding-right="0.29cm" style:writing-mode="lr-tb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1.496cm" fo:min-width="2.517cm" fo:padding-top="0.165cm" fo:padding-bottom="0.165cm" fo:padding-left="0.29cm" fo:padding-right="0.29cm" style:writing-mode="lr-tb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873cm" fo:min-width="1.97cm" fo:padding-top="0.165cm" fo:padding-bottom="0.165cm" fo:padding-left="0.29cm" fo:padding-right="0.29cm" style:writing-mode="lr-tb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793cm" fo:min-width="2.115cm" fo:padding-top="0.165cm" fo:padding-bottom="0.165cm" fo:padding-left="0.29cm" fo:padding-right="0.29cm" style:writing-mode="lr-tb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873cm" fo:min-width="2.419cm" fo:padding-top="0.165cm" fo:padding-bottom="0.165cm" fo:padding-left="0.29cm" fo:padding-right="0.29cm" style:writing-mode="lr-tb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793cm" fo:min-width="2.564cm" fo:padding-top="0.165cm" fo:padding-bottom="0.165cm" fo:padding-left="0.29cm" fo:padding-right="0.29cm" style:writing-mode="lr-tb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873cm" fo:min-width="2.644cm" fo:padding-top="0.165cm" fo:padding-bottom="0.165cm" fo:padding-left="0.29cm" fo:padding-right="0.29cm" style:writing-mode="lr-tb"/>
      <style:paragraph-properties style:writing-mode="lr-tb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fill="none" draw:fill-color="#b2b2b2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793cm" fo:min-width="2.114cm" fo:padding-top="0.165cm" fo:padding-bottom="0.165cm" fo:padding-left="0.29cm" fo:padding-right="0.29cm" style:writing-mode="lr-tb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1.575cm" fo:min-width="3.865cm" fo:padding-top="0.165cm" fo:padding-bottom="0.165cm" fo:padding-left="0.29cm" fo:padding-right="0.29cm" style:writing-mode="lr-tb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1.099cm" fo:min-width="1.166cm" fo:padding-top="0.165cm" fo:padding-bottom="0.165cm" fo:padding-left="0.29cm" fo:padding-right="0.29cm" style:writing-mode="lr-tb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 style:writing-mode="lr-tb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-color="#b2b2b2"/>
      <style:paragraph-properties fo:text-align="center" style:writing-mode="lr-tb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loext:graphic-properties draw:fill-color="#b2b2b2"/>
      <style:paragraph-properties fo:text-align="center"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  <style:text-properties style:text-underline-style="none"/>
    </style:style>
    <style:style style:name="P8" style:family="paragraph">
      <loext:graphic-properties draw:fill-color="#b2b2b2"/>
      <style:paragraph-properties fo:text-align="center" style:writing-mode="lr-tb"/>
      <style:text-properties style:text-underline-style="none"/>
    </style:style>
    <style:style style:name="P9" style:family="paragraph">
      <loext:graphic-properties draw:fill="none" draw:fill-color="#b2b2b2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1.905cm" svg:x="8.408cm" svg:y="16.487cm">
          <text:p text:style-name="P1">Son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905cm" svg:x="8.301cm" svg:y="1.951cm">
          <text:p text:style-name="P1">Customer/Sign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905cm" svg:x="2.587cm" svg:y="23.542cm">
          <text:p text:style-name="P1">Artist/Contributo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937cm" svg:height="3.81cm" svg:x="6.08cm" svg:y="19.415cm">
          <text:p text:style-name="P3"><text:span text:style-name="T1">Contribut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6.033cm" svg:height="3.492cm" svg:x="7.666cm" svg:y="4.809cm">
          <text:p text:style-name="P3"><text:span text:style-name="T1">select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3.492cm" svg:height="1.587cm" svg:x="2.904cm" svg:y="1.634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4.651cm" svg:y="1.317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4.016cm" svg:y="3.222cm">
          <text:p text:style-name="P1">Ph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809cm" svg:height="1.587cm" svg:x="2.587cm" svg:y="3.539cm">
          <text:p text:style-name="P5"><text:span text:style-name="T2">Cust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4.127cm" svg:height="1.587cm" svg:x="15.288cm" svg:y="9.572cm">
          <text:p text:style-name="P7"><text:span text:style-name="T3">Ver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.318cm" svg:y="13.7cm">
          <text:p text:style-name="P1">Tit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.317cm" svg:y="15.922cm">
          <text:p text:style-name="P1">Gen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4.97cm" svg:y="15.922cm">
          <text:p text:style-name="P1">Ye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444cm" svg:height="1.587cm" svg:x="14.336cm" svg:y="11.478cm">
          <text:p text:style-name="P1">Du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4.127cm" svg:height="1.587cm" svg:x="14.97cm" svg:y="20.368cm">
          <text:p text:style-name="P1">Pos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0.525cm" svg:y="23.225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4.444cm" svg:height="1.587cm" svg:x="8.303cm" svg:y="24.812cm">
          <text:p text:style-name="P5"><text:span text:style-name="T2">Artist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10.207cm" svg:y1="14.652cm" svg:x2="9.89cm" svg:y2="16.557cm">
          <text:p/>
        </draw:line>
        <draw:line draw:style-name="gr9" draw:text-style-name="P9" draw:layer="layout" svg:x1="11.159cm" svg:y1="3.856cm" svg:x2="11.793cm" svg:y2="5.444cm">
          <text:p/>
        </draw:line>
        <draw:line draw:style-name="gr9" draw:text-style-name="P9" draw:layer="layout" svg:x1="6.397cm" svg:y1="2.269cm" svg:x2="8.301cm" svg:y2="2.269cm">
          <text:p/>
        </draw:line>
        <draw:line draw:style-name="gr9" draw:text-style-name="P9" draw:layer="layout" svg:x1="6.396cm" svg:y1="4.174cm" svg:x2="8.301cm" svg:y2="3.856cm">
          <text:p/>
        </draw:line>
        <draw:line draw:style-name="gr9" draw:text-style-name="P9" draw:layer="layout" svg:x1="12.746cm" svg:y1="2.586cm" svg:x2="14.651cm" svg:y2="2.268cm">
          <text:p/>
        </draw:line>
        <draw:line draw:style-name="gr9" draw:text-style-name="P9" draw:layer="layout" svg:x1="12.746cm" svg:y1="3.539cm" svg:x2="14.016cm" svg:y2="3.856cm">
          <text:p/>
        </draw:line>
        <draw:line draw:style-name="gr9" draw:text-style-name="P9" draw:layer="layout" svg:x1="7.032cm" svg:y1="23.542cm" svg:x2="7.985cm" svg:y2="22.272cm">
          <text:p/>
        </draw:line>
        <draw:line draw:style-name="gr9" draw:text-style-name="P9" draw:layer="layout" svg:x1="14.017cm" svg:y1="21.32cm" svg:x2="14.97cm" svg:y2="21.002cm">
          <text:p/>
        </draw:line>
        <draw:line draw:style-name="gr9" draw:text-style-name="P9" draw:layer="layout" svg:x1="5.445cm" svg:y1="18.462cm" svg:x2="8.62cm" svg:y2="18.462cm">
          <text:p/>
        </draw:line>
        <draw:line draw:style-name="gr9" draw:text-style-name="P9" draw:layer="layout" svg:x1="13.03cm" svg:y1="10.312cm" svg:x2="15.252cm" svg:y2="10.63cm">
          <text:p/>
        </draw:line>
        <draw:line draw:style-name="gr9" draw:text-style-name="P9" draw:layer="layout" svg:x1="13.066cm" svg:y1="11.795cm" svg:x2="14.652cm" svg:y2="12.43cm">
          <text:p/>
        </draw:line>
        <draw:line draw:style-name="gr9" draw:text-style-name="P9" draw:layer="layout" svg:x1="4.81cm" svg:y1="14.652cm" svg:x2="8.62cm" svg:y2="16.557cm">
          <text:p/>
        </draw:line>
        <draw:line draw:style-name="gr9" draw:text-style-name="P9" draw:layer="layout" svg:x1="4.81cm" svg:y1="16.557cm" svg:x2="8.62cm" svg:y2="17.192cm">
          <text:p/>
        </draw:line>
        <draw:line draw:style-name="gr9" draw:text-style-name="P9" draw:layer="layout" svg:x1="7.032cm" svg:y1="25.447cm" svg:x2="8.302cm" svg:y2="25.764cm">
          <text:p/>
        </draw:line>
        <draw:line draw:style-name="gr9" draw:text-style-name="P9" draw:layer="layout" svg:x1="12.748cm" svg:y1="16.558cm" svg:x2="14.97cm" svg:y2="16.875cm">
          <text:p/>
        </draw:line>
        <draw:line draw:style-name="gr9" draw:text-style-name="P9" draw:layer="layout" svg:x1="7.032cm" svg:y1="24.178cm" svg:x2="10.525cm" svg:y2="24.177cm">
          <text:p/>
        </draw:line>
        <draw:line draw:style-name="gr9" draw:text-style-name="P9" draw:layer="layout" svg:x1="10.207cm" svg:y1="19.415cm" svg:x2="10.842cm" svg:y2="18.462cm">
          <text:p/>
        </draw:line>
        <draw:custom-shape draw:style-name="gr10" draw:text-style-name="P6" draw:layer="layout" svg:width="3.81cm" svg:height="1.587cm" svg:x="1.635cm" svg:y="17.828cm">
          <text:p text:style-name="P5"><text:span text:style-name="T2">Song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9" draw:layer="layout" svg:x1="4.81cm" svg:y1="16.558cm" svg:x2="8.62cm" svg:y2="17.193cm">
          <text:p/>
        </draw:line>
        <draw:frame draw:style-name="gr11" draw:text-style-name="P10" draw:layer="layout" svg:width="2.858cm" svg:height="0.962cm" svg:x="12.428cm" svg:y="4.809cm">
          <draw:text-box>
            <text:p>(1,m)</text:p>
          </draw:text-box>
        </draw:frame>
        <draw:frame draw:style-name="gr11" draw:text-style-name="P10" draw:layer="layout" svg:width="2.858cm" svg:height="0.962cm" svg:x="10.842cm" svg:y="18.77cm">
          <draw:text-box>
            <text:p>(1,m)</text:p>
          </draw:text-box>
        </draw:frame>
        <draw:frame draw:style-name="gr11" draw:text-style-name="P10" draw:layer="layout" svg:width="2.858cm" svg:height="0.962cm" svg:x="5.445cm" svg:y="22.263cm">
          <draw:text-box>
            <text:p>(1,m)</text:p>
          </draw:text-box>
        </draw:frame>
        <draw:frame draw:style-name="gr12" draw:text-style-name="P10" draw:layer="layout" svg:width="2.223cm" svg:height="0.962cm" svg:x="9.89cm" svg:y="12.112cm">
          <draw:text-box>
            <text:p>(1,m)</text:p>
          </draw:text-box>
        </draw:frame>
        <draw:custom-shape draw:style-name="gr13" draw:text-style-name="P2" draw:layer="layout" svg:width="4.445cm" svg:height="1.905cm" svg:x="8.62cm" svg:y="9.89cm">
          <text:p text:style-name="P1">Kareoke File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492cm" svg:height="2.857cm" svg:x="9.89cm" svg:y="13.065cm">
          <text:p text:style-name="P3"><text:span text:style-name="T1">Ha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9" draw:layer="layout" svg:x1="12.112cm" svg:y1="11.795cm" svg:x2="12.43cm" svg:y2="13.7cm">
          <text:p/>
        </draw:line>
        <draw:line draw:style-name="gr9" draw:text-style-name="P9" draw:layer="layout" svg:x1="10.208cm" svg:y1="14.653cm" svg:x2="9.891cm" svg:y2="16.558cm">
          <text:p/>
        </draw:line>
        <draw:frame draw:style-name="gr12" draw:text-style-name="P10" draw:layer="layout" svg:width="2.223cm" svg:height="0.962cm" svg:x="7.985cm" svg:y="14.652cm">
          <draw:text-box>
            <text:p>(1,1)</text:p>
          </draw:text-box>
        </draw:frame>
        <draw:line draw:style-name="gr9" draw:text-style-name="P9" draw:layer="layout" svg:x1="11.16cm" svg:y1="7.985cm" svg:x2="11.478cm" svg:y2="9.89cm">
          <text:p/>
        </draw:line>
        <draw:custom-shape draw:style-name="gr10" draw:text-style-name="P6" draw:layer="layout" svg:width="3.81cm" svg:height="1.587cm" svg:x="2.587cm" svg:y="8.62cm">
          <text:p text:style-name="P5"><text:span text:style-name="T2">File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9" draw:layer="layout" svg:x1="6.397cm" svg:y1="9.572cm" svg:x2="8.62cm" svg:y2="10.2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0T10:14:26.220000000</meta:creation-date>
    <dc:date>2023-04-10T11:05:20.777000000</dc:date>
    <meta:editing-duration>PT48M41S</meta:editing-duration>
    <meta:editing-cycles>5</meta:editing-cycles>
    <meta:generator>LibreOffice/7.5.2.2$Windows_X86_64 LibreOffice_project/53bb9681a964705cf672590721dbc85eb4d0c3a2</meta:generator>
    <meta:document-statistic meta:object-count="48"/>
  </office:meta>
</office:document-meta>
</file>